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 style:list-style-name="L1">
      <style:text-properties style:font-name="Liberation Mono" fo:font-size="18pt" fo:font-style="italic" fo:font-weight="normal" officeooo:rsid="00031881" officeooo:paragraph-rsid="00031881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 style:list-style-name="L1">
      <style:text-properties style:font-name="Liberation Mono" fo:font-size="18pt" fo:font-style="italic" fo:font-weight="normal" officeooo:rsid="00031881" officeooo:paragraph-rsid="002692cc" style:font-size-asian="15.75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 style:list-style-name="L1">
      <style:text-properties style:font-name="Liberation Mono" fo:font-size="18pt" fo:font-style="italic" fo:font-weight="bold" officeooo:rsid="00031881" officeooo:paragraph-rsid="00031881" style:font-size-asian="15.75pt" style:font-style-asian="italic" style:font-weight-asian="bold" style:font-size-complex="18pt" style:font-style-complex="italic" style:font-weight-complex="bold"/>
    </style:style>
    <style:style style:name="P5" style:family="paragraph" style:parent-style-name="Standard" style:list-style-name="L1">
      <style:text-properties style:font-name="Liberation Mono" fo:font-size="18pt" fo:font-style="italic" fo:font-weight="normal" officeooo:rsid="000495e3" officeooo:paragraph-rsid="000495e3" style:font-size-asian="15.75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 style:list-style-name="L1">
      <style:text-properties style:font-name="Liberation Mono" fo:font-size="18pt" fo:font-style="italic" fo:font-weight="normal" officeooo:rsid="0007de45" officeooo:paragraph-rsid="00067d55" style:font-size-asian="15.75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 style:list-style-name="L1">
      <style:text-properties style:font-name="Liberation Mono" fo:font-size="18pt" fo:font-style="italic" fo:font-weight="normal" officeooo:rsid="0007de45" officeooo:paragraph-rsid="0007de45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 style:list-style-name="L1">
      <style:text-properties style:font-name="Liberation Mono" fo:font-size="18pt" fo:font-style="italic" fo:font-weight="normal" officeooo:rsid="0007d626" officeooo:paragraph-rsid="0007d626" style:font-size-asian="15.75pt" style:font-style-asian="italic" style:font-weight-asian="normal" style:font-size-complex="18pt" style:font-style-complex="italic" style:font-weight-complex="normal"/>
    </style:style>
    <style:style style:name="P9" style:family="paragraph" style:parent-style-name="Standard" style:list-style-name="L1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 style:list-style-name="L1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 style:list-style-name="L1">
      <style:text-properties style:font-name="Liberation Mono" fo:font-size="18pt" fo:font-style="italic" fo:font-weight="normal" officeooo:rsid="000db5f1" officeooo:paragraph-rsid="000db5f1" style:font-size-asian="15.75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 style:list-style-name="L1">
      <style:text-properties style:font-name="Liberation Mono" fo:font-size="18pt" fo:font-style="italic" fo:font-weight="normal" officeooo:rsid="0010b21d" officeooo:paragraph-rsid="000db5f1" style:font-size-asian="15.75pt" style:font-style-asian="italic" style:font-weight-asian="normal" style:font-size-complex="18pt" style:font-style-complex="italic" style:font-weight-complex="normal"/>
    </style:style>
    <style:style style:name="P15" style:family="paragraph" style:parent-style-name="Standard" style:list-style-name="L1">
      <style:text-properties style:font-name="Liberation Mono" fo:font-size="18pt" fo:font-style="italic" fo:font-weight="normal" officeooo:rsid="0010b21d" officeooo:paragraph-rsid="0010b21d" style:font-size-asian="15.75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 style:list-style-name="L1">
      <style:text-properties style:font-name="Liberation Mono" fo:font-size="18pt" fo:font-style="italic" fo:font-weight="normal" officeooo:rsid="00123ed2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>
      <style:text-properties style:font-name="Liberation Mono" fo:font-size="18pt" fo:font-style="italic" fo:font-weight="normal" officeooo:rsid="00123ed2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 style:list-style-name="L1">
      <style:text-properties style:font-name="Liberation Mono" fo:font-size="18pt" fo:font-style="italic" fo:font-weight="normal" officeooo:rsid="0015c31c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 style:list-style-name="L1">
      <style:text-properties style:font-name="Liberation Mono" fo:font-size="18pt" fo:font-style="italic" fo:font-weight="normal" officeooo:rsid="00142464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 style:list-style-name="L1">
      <style:text-properties style:font-name="Liberation Mono" fo:font-size="18pt" fo:font-style="italic" fo:font-weight="normal" officeooo:rsid="0015c31c" officeooo:paragraph-rsid="0015c31c" style:font-size-asian="15.75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 style:list-style-name="L1">
      <style:text-properties style:font-name="Liberation Mono" fo:font-size="18pt" fo:font-style="italic" fo:font-weight="normal" officeooo:rsid="0015c31c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 style:list-style-name="L1">
      <style:text-properties style:font-name="Liberation Mono" fo:font-size="18pt" fo:font-style="italic" fo:font-weight="normal" officeooo:rsid="001e1a86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>
      <style:text-properties style:font-name="Liberation Mono" fo:font-size="18pt" fo:font-style="italic" fo:font-weight="normal" officeooo:rsid="00142464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 style:list-style-name="L1">
      <style:text-properties style:font-name="Liberation Mono" fo:font-size="18pt" fo:font-style="italic" fo:font-weight="normal" officeooo:rsid="0015c846" officeooo:paragraph-rsid="0015c846" style:font-size-asian="15.75pt" style:font-style-asian="italic" style:font-weight-asian="normal" style:font-size-complex="18pt" style:font-style-complex="italic" style:font-weight-complex="normal"/>
    </style:style>
    <style:style style:name="P25" style:family="paragraph" style:parent-style-name="Standard">
      <style:text-properties style:font-name="Liberation Mono" fo:font-size="18pt" fo:font-style="italic" fo:font-weight="normal" officeooo:rsid="0015c846" officeooo:paragraph-rsid="0015c846" style:font-size-asian="15.75pt" style:font-style-asian="italic" style:font-weight-asian="normal" style:font-size-complex="18pt" style:font-style-complex="italic" style:font-weight-complex="normal"/>
    </style:style>
    <style:style style:name="P26" style:family="paragraph" style:parent-style-name="Standard" style:list-style-name="L1">
      <style:text-properties style:font-name="Liberation Mono" fo:font-size="18pt" fo:font-style="italic" fo:font-weight="normal" officeooo:rsid="00182ad8" officeooo:paragraph-rsid="00182ad8" style:font-size-asian="15.75pt" style:font-style-asian="italic" style:font-weight-asian="normal" style:font-size-complex="18pt" style:font-style-complex="italic" style:font-weight-complex="normal"/>
    </style:style>
    <style:style style:name="P27" style:family="paragraph" style:parent-style-name="Standard" style:list-style-name="L1">
      <style:text-properties style:font-name="Liberation Mono" fo:font-size="18pt" fo:font-style="italic" fo:font-weight="normal" officeooo:rsid="001886c6" officeooo:paragraph-rsid="001886c6" style:font-size-asian="15.75pt" style:font-style-asian="italic" style:font-weight-asian="normal" style:font-size-complex="18pt" style:font-style-complex="italic" style:font-weight-complex="normal"/>
    </style:style>
    <style:style style:name="P28" style:family="paragraph" style:parent-style-name="Standard">
      <style:text-properties officeooo:paragraph-rsid="001886c6"/>
    </style:style>
    <style:style style:name="P29" style:family="paragraph" style:parent-style-name="Standard" style:list-style-name="L1">
      <style:text-properties officeooo:rsid="001e1a86" officeooo:paragraph-rsid="001e1a86"/>
    </style:style>
    <style:style style:name="P30" style:family="paragraph" style:parent-style-name="Standard" style:list-style-name="L1">
      <style:text-properties style:font-name="Liberation Mono" fo:font-size="18pt" fo:font-style="italic" fo:font-weight="normal" officeooo:rsid="001e1a86" officeooo:paragraph-rsid="001e1a86" style:font-size-asian="15.75pt" style:font-style-asian="italic" style:font-weight-asian="normal" style:font-size-complex="18pt" style:font-style-complex="italic" style:font-weight-complex="normal"/>
    </style:style>
    <style:style style:name="P31" style:family="paragraph" style:parent-style-name="Standard">
      <style:text-properties officeooo:rsid="001e1a86" officeooo:paragraph-rsid="001e1a86"/>
    </style:style>
    <style:style style:name="P32" style:family="paragraph" style:parent-style-name="Standard" style:list-style-name="L1">
      <style:text-properties style:font-name="Liberation Mono" fo:font-size="18pt" fo:font-style="italic" fo:font-weight="normal" officeooo:rsid="001ebf38" officeooo:paragraph-rsid="001ebf38" style:font-size-asian="15.75pt" style:font-style-asian="italic" style:font-weight-asian="normal" style:font-size-complex="18pt" style:font-style-complex="italic" style:font-weight-complex="normal"/>
    </style:style>
    <style:style style:name="P33" style:family="paragraph" style:parent-style-name="Standard">
      <style:text-properties officeooo:rsid="001ebf38" officeooo:paragraph-rsid="001ebf38"/>
    </style:style>
    <style:style style:name="P34" style:family="paragraph" style:parent-style-name="Standard" style:list-style-name="L1">
      <style:text-properties style:font-name="Liberation Mono" fo:font-size="18pt" fo:font-style="italic" fo:font-weight="normal" officeooo:rsid="001fea4a" officeooo:paragraph-rsid="001fea4a" style:font-size-asian="15.75pt" style:font-style-asian="italic" style:font-weight-asian="normal" style:font-size-complex="18pt" style:font-style-complex="italic" style:font-weight-complex="normal"/>
    </style:style>
    <style:style style:name="P35" style:family="paragraph" style:parent-style-name="Standard">
      <style:text-properties officeooo:rsid="001fea4a" officeooo:paragraph-rsid="001fea4a"/>
    </style:style>
    <style:style style:name="P36" style:family="paragraph" style:parent-style-name="Standard" style:list-style-name="L1">
      <style:text-properties style:font-name="Liberation Mono" fo:font-size="18pt" fo:font-style="italic" fo:font-weight="normal" officeooo:rsid="0020cd76" officeooo:paragraph-rsid="002692cc" style:font-size-asian="15.75pt" style:font-style-asian="italic" style:font-weight-asian="normal" style:font-size-complex="18pt" style:font-style-complex="italic" style:font-weight-complex="normal"/>
    </style:style>
    <style:style style:name="P37" style:family="paragraph" style:parent-style-name="Standard" style:list-style-name="L1">
      <style:text-properties style:font-name="Liberation Mono" fo:font-size="18pt" fo:font-style="italic" fo:font-weight="normal" officeooo:rsid="0020cd76" officeooo:paragraph-rsid="0020cd76" style:font-size-asian="15.75pt" style:font-style-asian="italic" style:font-weight-asian="normal" style:font-size-complex="18pt" style:font-style-complex="italic" style:font-weight-complex="normal"/>
    </style:style>
    <style:style style:name="P38" style:family="paragraph" style:parent-style-name="Standard" style:list-style-name="L1">
      <style:text-properties officeooo:rsid="0020cd76" officeooo:paragraph-rsid="0020cd76"/>
    </style:style>
    <style:style style:name="P39" style:family="paragraph" style:parent-style-name="Standard" style:list-style-name="L1">
      <style:text-properties style:font-name="Liberation Mono" fo:font-size="18pt" fo:font-style="italic" fo:font-weight="normal" officeooo:rsid="0027085f" officeooo:paragraph-rsid="0027085f" style:font-size-asian="15.75pt" style:font-style-asian="italic" style:font-weight-asian="normal" style:font-size-complex="18pt" style:font-style-complex="italic" style:font-weight-complex="normal"/>
    </style:style>
    <style:style style:name="P40" style:family="paragraph" style:parent-style-name="Standard" style:list-style-name="L1">
      <style:text-properties officeooo:rsid="0027085f" officeooo:paragraph-rsid="0027085f"/>
    </style:style>
    <style:style style:name="P41" style:family="paragraph" style:parent-style-name="Standard">
      <style:text-properties officeooo:rsid="0028ba8a" officeooo:paragraph-rsid="0028ba8a"/>
    </style:style>
    <style:style style:name="P42" style:family="paragraph" style:parent-style-name="Standard" style:list-style-name="L1">
      <style:text-properties style:font-name="Liberation Mono" fo:font-size="18pt" fo:font-style="italic" fo:font-weight="normal" officeooo:rsid="0028ba8a" officeooo:paragraph-rsid="0028ba8a" style:font-size-asian="15.75pt" style:font-style-asian="italic" style:font-weight-asian="normal" style:font-size-complex="18pt" style:font-style-complex="italic" style:font-weight-complex="normal"/>
    </style:style>
    <style:style style:name="P43" style:family="paragraph" style:parent-style-name="Standard" style:list-style-name="L1">
      <style:text-properties officeooo:rsid="0028ba8a" officeooo:paragraph-rsid="0028ba8a"/>
    </style:style>
    <style:style style:name="P44" style:family="paragraph" style:parent-style-name="Standard" style:list-style-name="L1">
      <style:text-properties style:font-name="Liberation Mono" fo:font-size="18pt" fo:font-style="italic" fo:font-weight="normal" officeooo:rsid="002ab280" officeooo:paragraph-rsid="002ab280" style:font-size-asian="15.75pt" style:font-style-asian="italic" style:font-weight-asian="normal" style:font-size-complex="18pt" style:font-style-complex="italic" style:font-weight-complex="normal"/>
    </style:style>
    <style:style style:name="P45" style:family="paragraph" style:parent-style-name="Standard">
      <style:text-properties officeooo:rsid="002ab280" officeooo:paragraph-rsid="002ab280"/>
    </style:style>
    <style:style style:name="P46" style:family="paragraph" style:parent-style-name="Standard" style:list-style-name="L1">
      <style:text-properties style:font-name="Liberation Mono" fo:font-size="18pt" fo:font-style="italic" fo:font-weight="normal" officeooo:rsid="002ab280" officeooo:paragraph-rsid="002b86fa" style:font-size-asian="15.75pt" style:font-style-asian="italic" style:font-weight-asian="normal" style:font-size-complex="18pt" style:font-style-complex="italic" style:font-weight-complex="normal"/>
    </style:style>
    <style:style style:name="P47" style:family="paragraph" style:parent-style-name="Standard" style:list-style-name="L1">
      <style:text-properties style:font-name="Liberation Mono" fo:font-size="18pt" fo:font-style="italic" fo:font-weight="normal" officeooo:rsid="002b86fa" officeooo:paragraph-rsid="002b86fa" style:font-size-asian="15.75pt" style:font-style-asian="italic" style:font-weight-asian="normal" style:font-size-complex="18pt" style:font-style-complex="italic" style:font-weight-complex="normal"/>
    </style:style>
    <style:style style:name="P48" style:family="paragraph" style:parent-style-name="Standard" style:list-style-name="L1">
      <style:text-properties officeooo:rsid="002ab280" officeooo:paragraph-rsid="002b86fa"/>
    </style:style>
    <style:style style:name="P49" style:family="paragraph" style:parent-style-name="Standard" style:list-style-name="L1">
      <style:text-properties officeooo:rsid="002ab280" officeooo:paragraph-rsid="002ca70b"/>
    </style:style>
    <style:style style:name="P50" style:family="paragraph" style:parent-style-name="Standard" style:list-style-name="L1">
      <style:text-properties style:font-name="Liberation Mono" fo:font-size="18pt" fo:font-style="italic" fo:font-weight="normal" officeooo:rsid="002ca70b" officeooo:paragraph-rsid="002e84d3" style:font-size-asian="15.75pt" style:font-style-asian="italic" style:font-weight-asian="normal" style:font-size-complex="18pt" style:font-style-complex="italic" style:font-weight-complex="normal"/>
    </style:style>
    <style:style style:name="P51" style:family="paragraph" style:parent-style-name="Standard">
      <style:text-properties style:font-name="Liberation Mono" fo:font-size="18pt" fo:font-style="italic" fo:font-weight="normal" officeooo:rsid="002ca70b" officeooo:paragraph-rsid="002e84d3" style:font-size-asian="15.75pt" style:font-style-asian="italic" style:font-weight-asian="normal" style:font-size-complex="18pt" style:font-style-complex="italic" style:font-weight-complex="normal"/>
    </style:style>
    <style:style style:name="P52" style:family="paragraph" style:parent-style-name="Standard" style:list-style-name="L1">
      <style:text-properties style:text-line-through-style="none" style:text-line-through-type="none" style:font-name="Liberation Mono" fo:font-size="18pt" fo:font-style="italic" style:text-underline-style="none" fo:font-weight="normal" officeooo:rsid="002e84d3" officeooo:paragraph-rsid="002e84d3" style:font-size-asian="15.75pt" style:font-style-asian="italic" style:font-weight-asian="normal" style:font-size-complex="18pt" style:font-style-complex="italic" style:font-weight-complex="normal"/>
    </style:style>
    <style:style style:name="P53" style:family="paragraph" style:parent-style-name="Standard" style:list-style-name="L1">
      <style:text-properties style:font-name="Liberation Mono" fo:font-size="18pt" fo:font-style="italic" fo:font-weight="normal" officeooo:rsid="002e84d3" officeooo:paragraph-rsid="002e84d3" style:font-size-asian="15.75pt" style:font-style-asian="italic" style:font-weight-asian="normal" style:font-size-complex="18pt" style:font-style-complex="italic" style:font-weight-complex="normal"/>
    </style:style>
    <style:style style:name="P54" style:family="paragraph" style:parent-style-name="Standard" style:list-style-name="L1">
      <style:text-properties officeooo:paragraph-rsid="002e84d3"/>
    </style:style>
    <style:style style:name="P55" style:family="paragraph" style:parent-style-name="Standard" style:list-style-name="L1">
      <style:text-properties officeooo:rsid="00067d55" officeooo:paragraph-rsid="002e84d3"/>
    </style:style>
    <style:style style:name="P56" style:family="paragraph" style:parent-style-name="Standard" style:list-style-name="L1">
      <style:text-properties style:font-name="Liberation Mono" fo:font-size="18pt" fo:font-style="italic" fo:font-weight="normal" officeooo:rsid="00067d55" officeooo:paragraph-rsid="002e84d3" style:font-size-asian="15.75pt" style:font-style-asian="italic" style:font-weight-asian="normal" style:font-size-complex="18pt" style:font-style-complex="italic" style:font-weight-complex="normal"/>
    </style:style>
    <style:style style:name="P57" style:family="paragraph" style:parent-style-name="Standard">
      <style:text-properties style:font-name="Liberation Mono" fo:font-size="18pt" fo:font-style="italic" fo:font-weight="normal" officeooo:rsid="00067d55" officeooo:paragraph-rsid="002e84d3" style:font-size-asian="15.75pt" style:font-style-asian="italic" style:font-weight-asian="normal" style:font-size-complex="18pt" style:font-style-complex="italic" style:font-weight-complex="normal"/>
    </style:style>
    <style:style style:name="P58" style:family="paragraph" style:parent-style-name="Standard" style:list-style-name="L1">
      <style:text-properties style:font-name="Liberation Mono" fo:font-size="18pt" fo:font-style="italic" fo:font-weight="normal" officeooo:rsid="003197f2" officeooo:paragraph-rsid="003197f2" style:font-size-asian="15.75pt" style:font-style-asian="italic" style:font-weight-asian="normal" style:font-size-complex="18pt" style:font-style-complex="italic" style:font-weight-complex="normal"/>
    </style:style>
    <style:style style:name="P59" style:family="paragraph" style:parent-style-name="Standard" style:list-style-name="L1">
      <style:text-properties style:font-name="Liberation Mono" fo:font-size="18pt" fo:font-style="italic" fo:font-weight="normal" officeooo:rsid="003251ee" officeooo:paragraph-rsid="003251ee" style:font-size-asian="15.75pt" style:font-style-asian="italic" style:font-weight-asian="normal" style:font-size-complex="18pt" style:font-style-complex="italic" style:font-weight-complex="normal"/>
    </style:style>
    <style:style style:name="P60" style:family="paragraph" style:parent-style-name="Standard" style:list-style-name="L1">
      <style:text-properties style:font-name="Liberation Mono" fo:font-size="18pt" fo:font-style="italic" fo:font-weight="normal" officeooo:rsid="003bc47c" officeooo:paragraph-rsid="003bc47c" style:font-size-asian="15.75pt" style:font-style-asian="italic" style:font-weight-asian="normal" style:font-size-complex="18pt" style:font-style-complex="italic" style:font-weight-complex="normal"/>
    </style:style>
    <style:style style:name="P61" style:family="paragraph" style:parent-style-name="Standard">
      <style:text-properties style:font-name="Liberation Mono" fo:font-size="18pt" fo:font-style="italic" fo:font-weight="normal" officeooo:rsid="003bc47c" officeooo:paragraph-rsid="003bc47c" style:font-size-asian="15.75pt" style:font-style-asian="italic" style:font-weight-asian="normal" style:font-size-complex="18pt" style:font-style-complex="italic" style:font-weight-complex="normal"/>
    </style:style>
    <style:style style:name="P62" style:family="paragraph" style:parent-style-name="Standard" style:list-style-name="L1">
      <style:text-properties officeooo:rsid="004ec240" officeooo:paragraph-rsid="004ec240"/>
    </style:style>
    <style:style style:name="P63" style:family="paragraph" style:parent-style-name="Standard">
      <style:text-properties style:font-name="Liberation Mono" fo:font-size="18pt" fo:font-style="italic" fo:font-weight="normal" officeooo:rsid="003251ee" officeooo:paragraph-rsid="003251ee" style:font-size-asian="15.75pt" style:font-style-asian="italic" style:font-weight-asian="normal" style:font-size-complex="18pt" style:font-style-complex="italic" style:font-weight-complex="normal"/>
    </style:style>
    <style:style style:name="P64" style:family="paragraph" style:parent-style-name="Standard" style:list-style-name="L1">
      <style:text-properties style:font-name="Liberation Mono" fo:font-size="18pt" fo:font-style="italic" fo:font-weight="normal" officeooo:rsid="00343ab0" officeooo:paragraph-rsid="00343ab0" style:font-size-asian="15.75pt" style:font-style-asian="italic" style:font-weight-asian="normal" style:font-size-complex="18pt" style:font-style-complex="italic" style:font-weight-complex="normal"/>
    </style:style>
    <style:style style:name="P65" style:family="paragraph" style:parent-style-name="Standard">
      <style:text-properties style:font-name="Liberation Mono" fo:font-size="18pt" fo:font-style="italic" fo:font-weight="normal" officeooo:rsid="00343ab0" officeooo:paragraph-rsid="00343ab0" style:font-size-asian="15.75pt" style:font-style-asian="italic" style:font-weight-asian="normal" style:font-size-complex="18pt" style:font-style-complex="italic" style:font-weight-complex="normal"/>
    </style:style>
    <style:style style:name="P66" style:family="paragraph" style:parent-style-name="Standard" style:list-style-name="L1">
      <style:text-properties officeooo:paragraph-rsid="00343ab0"/>
    </style:style>
    <style:style style:name="P67" style:family="paragraph" style:parent-style-name="Standard" style:list-style-name="L1">
      <style:text-properties style:font-name="Liberation Mono" fo:font-size="18pt" fo:font-style="italic" fo:font-weight="normal" officeooo:rsid="00352455" officeooo:paragraph-rsid="00352455" style:font-size-asian="15.75pt" style:font-style-asian="italic" style:font-weight-asian="normal" style:font-size-complex="18pt" style:font-style-complex="italic" style:font-weight-complex="normal"/>
    </style:style>
    <style:style style:name="P68" style:family="paragraph" style:parent-style-name="Standard" style:list-style-name="L1">
      <style:text-properties style:font-name="Liberation Mono" fo:font-size="18pt" fo:font-style="italic" fo:font-weight="normal" officeooo:rsid="003829c2" officeooo:paragraph-rsid="003829c2" style:font-size-asian="15.75pt" style:font-style-asian="italic" style:font-weight-asian="normal" style:font-size-complex="18pt" style:font-style-complex="italic" style:font-weight-complex="normal"/>
    </style:style>
    <style:style style:name="P69" style:family="paragraph" style:parent-style-name="Standard">
      <style:text-properties style:font-name="Liberation Mono" fo:font-size="18pt" fo:font-style="italic" fo:font-weight="normal" officeooo:rsid="003829c2" officeooo:paragraph-rsid="003829c2" style:font-size-asian="15.75pt" style:font-style-asian="italic" style:font-weight-asian="normal" style:font-size-complex="18pt" style:font-style-complex="italic" style:font-weight-complex="normal"/>
    </style:style>
    <style:style style:name="P70" style:family="paragraph" style:parent-style-name="Standard" style:list-style-name="L1">
      <style:text-properties style:font-name="Liberation Mono" fo:font-size="18pt" fo:font-style="italic" fo:font-weight="normal" officeooo:rsid="003829c2" officeooo:paragraph-rsid="0039e10a" style:font-size-asian="15.75pt" style:font-style-asian="italic" style:font-weight-asian="normal" style:font-size-complex="18pt" style:font-style-complex="italic" style:font-weight-complex="normal"/>
    </style:style>
    <style:style style:name="P71" style:family="paragraph" style:parent-style-name="Standard" style:list-style-name="L1">
      <style:text-properties style:font-name="Liberation Mono" fo:font-size="18pt" fo:font-style="italic" fo:font-weight="normal" officeooo:rsid="0039e10a" officeooo:paragraph-rsid="0039e10a" style:font-size-asian="15.75pt" style:font-style-asian="italic" style:font-weight-asian="normal" style:font-size-complex="18pt" style:font-style-complex="italic" style:font-weight-complex="normal"/>
    </style:style>
    <style:style style:name="P72" style:family="paragraph" style:parent-style-name="Standard">
      <style:text-properties style:font-name="Liberation Mono" fo:font-size="18pt" fo:font-style="italic" fo:font-weight="normal" officeooo:rsid="0039e10a" officeooo:paragraph-rsid="0039e10a" style:font-size-asian="15.75pt" style:font-style-asian="italic" style:font-weight-asian="normal" style:font-size-complex="18pt" style:font-style-complex="italic" style:font-weight-complex="normal"/>
    </style:style>
    <style:style style:name="P73" style:family="paragraph" style:parent-style-name="Standard" style:list-style-name="L1">
      <style:text-properties style:font-name="Liberation Mono" fo:font-size="18pt" fo:font-style="italic" fo:font-weight="normal" officeooo:rsid="0046c0a3" officeooo:paragraph-rsid="0046c0a3" style:font-size-asian="15.75pt" style:font-style-asian="italic" style:font-weight-asian="normal" style:font-size-complex="18pt" style:font-style-complex="italic" style:font-weight-complex="normal"/>
    </style:style>
    <style:style style:name="P74" style:family="paragraph" style:parent-style-name="Standard" style:list-style-name="L1">
      <style:text-properties style:font-name="Liberation Mono" fo:font-size="18pt" fo:font-style="italic" fo:font-weight="normal" officeooo:rsid="00483553" officeooo:paragraph-rsid="00483553" style:font-size-asian="15.75pt" style:font-style-asian="italic" style:font-weight-asian="normal" style:font-size-complex="18pt" style:font-style-complex="italic" style:font-weight-complex="normal"/>
    </style:style>
    <style:style style:name="P75" style:family="paragraph" style:parent-style-name="Standard">
      <style:text-properties style:font-name="Liberation Mono" fo:font-size="18pt" fo:font-style="italic" fo:font-weight="normal" officeooo:rsid="00483553" officeooo:paragraph-rsid="00483553" style:font-size-asian="15.75pt" style:font-style-asian="italic" style:font-weight-asian="normal" style:font-size-complex="18pt" style:font-style-complex="italic" style:font-weight-complex="normal"/>
    </style:style>
    <style:style style:name="P76" style:family="paragraph" style:parent-style-name="Standard" style:list-style-name="L1">
      <style:text-properties style:font-name="Liberation Mono" fo:font-size="18pt" fo:font-style="italic" fo:font-weight="normal" officeooo:rsid="004a8936" officeooo:paragraph-rsid="004a8936" style:font-size-asian="15.75pt" style:font-style-asian="italic" style:font-weight-asian="normal" style:font-size-complex="18pt" style:font-style-complex="italic" style:font-weight-complex="normal"/>
    </style:style>
    <style:style style:name="P77" style:family="paragraph" style:parent-style-name="Standard" style:list-style-name="L1">
      <style:text-properties style:font-name="Liberation Mono" fo:font-size="18pt" fo:font-style="italic" fo:font-weight="normal" officeooo:rsid="004b2fca" officeooo:paragraph-rsid="004b2fca" style:font-size-asian="15.75pt" style:font-style-asian="italic" style:font-weight-asian="normal" style:font-size-complex="18pt" style:font-style-complex="italic" style:font-weight-complex="normal"/>
    </style:style>
    <style:style style:name="P78" style:family="paragraph" style:parent-style-name="Standard" style:list-style-name="L1">
      <style:text-properties style:font-name="Liberation Mono" fo:font-size="18pt" fo:font-style="italic" fo:font-weight="normal" officeooo:rsid="003dbbdd" officeooo:paragraph-rsid="003dbbdd" style:font-size-asian="15.75pt" style:font-style-asian="italic" style:font-weight-asian="normal" style:font-size-complex="18pt" style:font-style-complex="italic" style:font-weight-complex="normal"/>
    </style:style>
    <style:style style:name="P79" style:family="paragraph" style:parent-style-name="Standard" style:list-style-name="L1">
      <style:text-properties style:font-name="Liberation Mono" fo:font-size="18pt" fo:font-style="italic" fo:font-weight="normal" officeooo:rsid="003e6b89" officeooo:paragraph-rsid="003e6b89" style:font-size-asian="15.75pt" style:font-style-asian="italic" style:font-weight-asian="normal" style:font-size-complex="18pt" style:font-style-complex="italic" style:font-weight-complex="normal"/>
    </style:style>
    <style:style style:name="P80" style:family="paragraph" style:parent-style-name="Standard">
      <style:text-properties style:font-name="Liberation Mono" fo:font-size="18pt" fo:font-style="italic" fo:font-weight="normal" officeooo:rsid="003e6b89" officeooo:paragraph-rsid="003e6b89" style:font-size-asian="15.75pt" style:font-style-asian="italic" style:font-weight-asian="normal" style:font-size-complex="18pt" style:font-style-complex="italic" style:font-weight-complex="normal"/>
    </style:style>
    <style:style style:name="P81" style:family="paragraph" style:parent-style-name="Standard" style:list-style-name="L1">
      <style:text-properties style:font-name="Liberation Mono" fo:font-size="18pt" fo:font-style="italic" fo:font-weight="normal" officeooo:rsid="003ef92d" officeooo:paragraph-rsid="003ef92d" style:font-size-asian="15.75pt" style:font-style-asian="italic" style:font-weight-asian="normal" style:font-size-complex="18pt" style:font-style-complex="italic" style:font-weight-complex="normal"/>
    </style:style>
    <style:style style:name="P82" style:family="paragraph" style:parent-style-name="Standard" style:list-style-name="L1">
      <style:text-properties style:font-name="Liberation Mono" fo:font-size="18pt" fo:font-style="italic" fo:font-weight="normal" officeooo:rsid="003ef92d" officeooo:paragraph-rsid="003f20dc" style:font-size-asian="15.75pt" style:font-style-asian="italic" style:font-weight-asian="normal" style:font-size-complex="18pt" style:font-style-complex="italic" style:font-weight-complex="normal"/>
    </style:style>
    <style:style style:name="P83" style:family="paragraph" style:parent-style-name="Standard" style:list-style-name="L1">
      <style:text-properties style:font-name="Liberation Mono" fo:font-size="18pt" fo:font-style="italic" fo:font-weight="normal" officeooo:rsid="003f20dc" officeooo:paragraph-rsid="003f20dc" style:font-size-asian="15.75pt" style:font-style-asian="italic" style:font-weight-asian="normal" style:font-size-complex="18pt" style:font-style-complex="italic" style:font-weight-complex="normal"/>
    </style:style>
    <style:style style:name="P84" style:family="paragraph" style:parent-style-name="Standard" style:list-style-name="L1">
      <style:text-properties style:font-name="Liberation Mono" fo:font-size="18pt" fo:font-style="italic" fo:font-weight="normal" officeooo:rsid="003f20dc" officeooo:paragraph-rsid="003f3da0" style:font-size-asian="15.75pt" style:font-style-asian="italic" style:font-weight-asian="normal" style:font-size-complex="18pt" style:font-style-complex="italic" style:font-weight-complex="normal"/>
    </style:style>
    <style:style style:name="P85" style:family="paragraph" style:parent-style-name="Standard" style:list-style-name="L1">
      <style:text-properties style:font-name="Liberation Mono" fo:font-size="18pt" fo:font-style="italic" fo:font-weight="normal" officeooo:rsid="003f3da0" officeooo:paragraph-rsid="003f3da0" style:font-size-asian="15.75pt" style:font-style-asian="italic" style:font-weight-asian="normal" style:font-size-complex="18pt" style:font-style-complex="italic" style:font-weight-complex="normal"/>
    </style:style>
    <style:style style:name="P86" style:family="paragraph" style:parent-style-name="Standard" style:list-style-name="L1">
      <style:text-properties style:font-name="Liberation Mono" fo:font-size="18pt" fo:font-style="italic" fo:font-weight="normal" officeooo:rsid="003f3da0" officeooo:paragraph-rsid="0040a74b" style:font-size-asian="15.75pt" style:font-style-asian="italic" style:font-weight-asian="normal" style:font-size-complex="18pt" style:font-style-complex="italic" style:font-weight-complex="normal"/>
    </style:style>
    <style:style style:name="P87" style:family="paragraph" style:parent-style-name="Standard" style:list-style-name="L1">
      <style:text-properties style:font-name="Liberation Mono" fo:font-size="18pt" fo:font-style="italic" fo:font-weight="normal" officeooo:rsid="003ef92d" officeooo:paragraph-rsid="0040a74b" style:font-size-asian="15.75pt" style:font-style-asian="italic" style:font-weight-asian="normal" style:font-size-complex="18pt" style:font-style-complex="italic" style:font-weight-complex="normal"/>
    </style:style>
    <style:style style:name="P88" style:family="paragraph" style:parent-style-name="Standard" style:list-style-name="L1">
      <style:text-properties style:font-name="Liberation Mono" fo:font-size="18pt" fo:font-style="italic" fo:font-weight="normal" officeooo:rsid="003ef92d" officeooo:paragraph-rsid="00410da4" style:font-size-asian="15.75pt" style:font-style-asian="italic" style:font-weight-asian="normal" style:font-size-complex="18pt" style:font-style-complex="italic" style:font-weight-complex="normal"/>
    </style:style>
    <style:style style:name="P89" style:family="paragraph" style:parent-style-name="Standard">
      <style:text-properties style:font-name="Liberation Mono" fo:font-size="18pt" fo:font-style="italic" fo:font-weight="normal" officeooo:rsid="003ef92d" officeooo:paragraph-rsid="00410da4" style:font-size-asian="15.75pt" style:font-style-asian="italic" style:font-weight-asian="normal" style:font-size-complex="18pt" style:font-style-complex="italic" style:font-weight-complex="normal"/>
    </style:style>
    <style:style style:name="P90" style:family="paragraph" style:parent-style-name="Standard" style:list-style-name="L2">
      <style:text-properties style:font-name="Liberation Mono" fo:font-size="18pt" fo:font-style="italic" fo:font-weight="normal" officeooo:rsid="0042a8e2" officeooo:paragraph-rsid="0042a8e2" style:font-size-asian="15.75pt" style:font-style-asian="italic" style:font-weight-asian="normal" style:font-size-complex="18pt" style:font-style-complex="italic" style:font-weight-complex="normal"/>
    </style:style>
    <style:style style:name="P91" style:family="paragraph" style:parent-style-name="Standard">
      <style:text-properties style:font-name="Liberation Mono" fo:font-size="18pt" fo:font-style="italic" fo:font-weight="normal" officeooo:rsid="0042a8e2" officeooo:paragraph-rsid="0042a8e2" style:font-size-asian="15.75pt" style:font-style-asian="italic" style:font-weight-asian="normal" style:font-size-complex="18pt" style:font-style-complex="italic" style:font-weight-complex="normal"/>
    </style:style>
    <style:style style:name="P92" style:family="paragraph" style:parent-style-name="Standard" style:list-style-name="L2">
      <style:text-properties style:font-name="Liberation Mono" fo:font-size="18pt" fo:font-style="italic" fo:font-weight="normal" officeooo:rsid="0042d6b7" officeooo:paragraph-rsid="0042d6b7" style:font-size-asian="15.75pt" style:font-style-asian="italic" style:font-weight-asian="normal" style:font-size-complex="18pt" style:font-style-complex="italic" style:font-weight-complex="normal"/>
    </style:style>
    <style:style style:name="P93" style:family="paragraph" style:parent-style-name="Standard">
      <style:text-properties style:font-name="Liberation Mono" fo:font-size="18pt" fo:font-style="italic" fo:font-weight="normal" officeooo:rsid="0042d6b7" officeooo:paragraph-rsid="0042d6b7" style:font-size-asian="15.75pt" style:font-style-asian="italic" style:font-weight-asian="normal" style:font-size-complex="18pt" style:font-style-complex="italic" style:font-weight-complex="normal"/>
    </style:style>
    <style:style style:name="P94" style:family="paragraph" style:parent-style-name="Standard" style:list-style-name="L3">
      <style:text-properties style:font-name="Liberation Mono" fo:font-size="18pt" fo:font-style="italic" fo:font-weight="normal" officeooo:rsid="0042fc96" officeooo:paragraph-rsid="0042fc96" style:font-size-asian="15.75pt" style:font-style-asian="italic" style:font-weight-asian="normal" style:font-size-complex="18pt" style:font-style-complex="italic" style:font-weight-complex="normal"/>
    </style:style>
    <style:style style:name="P95" style:family="paragraph" style:parent-style-name="Standard">
      <style:text-properties style:font-name="Liberation Mono" fo:font-size="18pt" fo:font-style="italic" fo:font-weight="normal" officeooo:rsid="0042fc96" officeooo:paragraph-rsid="0042fc96" style:font-size-asian="15.75pt" style:font-style-asian="italic" style:font-weight-asian="normal" style:font-size-complex="18pt" style:font-style-complex="italic" style:font-weight-complex="normal"/>
    </style:style>
    <style:style style:name="P96" style:family="paragraph" style:parent-style-name="Standard" style:list-style-name="L3">
      <style:text-properties style:text-position="0% 100%" style:font-name="Liberation Mono" fo:font-size="18pt" fo:font-style="italic" fo:font-weight="normal" officeooo:rsid="0043fa5b" officeooo:paragraph-rsid="0043fa5b" style:font-size-asian="15.75pt" style:font-style-asian="italic" style:font-weight-asian="normal" style:font-size-complex="18pt" style:font-style-complex="italic" style:font-weight-complex="normal"/>
    </style:style>
    <style:style style:name="P97" style:family="paragraph" style:parent-style-name="Standard" style:list-style-name="L3">
      <style:text-properties style:font-name="Liberation Mono" fo:font-size="18pt" fo:font-style="italic" fo:font-weight="normal" officeooo:rsid="0043fa5b" officeooo:paragraph-rsid="0043fa5b" style:font-size-asian="15.75pt" style:font-style-asian="italic" style:font-weight-asian="normal" style:font-size-complex="18pt" style:font-style-complex="italic" style:font-weight-complex="normal"/>
    </style:style>
    <style:style style:name="P98" style:family="paragraph" style:parent-style-name="Standard">
      <style:text-properties style:font-name="Liberation Mono" fo:font-size="18pt" fo:font-style="italic" fo:font-weight="normal" officeooo:rsid="0043fa5b" officeooo:paragraph-rsid="0043fa5b" style:font-size-asian="15.75pt" style:font-style-asian="italic" style:font-weight-asian="normal" style:font-size-complex="18pt" style:font-style-complex="italic" style:font-weight-complex="normal"/>
    </style:style>
    <style:style style:name="P99" style:family="paragraph" style:parent-style-name="Standard" style:list-style-name="L3">
      <style:text-properties style:text-position="0% 100%" style:font-name="Liberation Mono" fo:font-size="18pt" fo:font-style="italic" fo:font-weight="normal" officeooo:rsid="0044dfb0" officeooo:paragraph-rsid="0043fa5b" style:font-size-asian="15.75pt" style:font-style-asian="italic" style:font-weight-asian="normal" style:font-size-complex="18pt" style:font-style-complex="italic" style:font-weight-complex="normal"/>
    </style:style>
    <style:style style:name="P100" style:family="paragraph" style:parent-style-name="Standard">
      <style:text-properties style:font-name="Liberation Mono" fo:font-size="18pt" fo:font-style="italic" fo:font-weight="normal" officeooo:rsid="003197f2" officeooo:paragraph-rsid="003197f2" style:font-size-asian="15.75pt" style:font-style-asian="italic" style:font-weight-asian="normal" style:font-size-complex="18pt" style:font-style-complex="italic" style:font-weight-complex="normal"/>
    </style:style>
    <style:style style:name="P101" style:family="paragraph" style:parent-style-name="Standard" style:list-style-name="L1">
      <style:text-properties officeooo:rsid="00182ad8" officeooo:paragraph-rsid="002708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495e3"/>
    </style:style>
    <style:style style:name="T5" style:family="text">
      <style:text-properties officeooo:rsid="000bf96f"/>
    </style:style>
    <style:style style:name="T6" style:family="text">
      <style:text-properties officeooo:rsid="0010b21d"/>
    </style:style>
    <style:style style:name="T7" style:family="text">
      <style:text-properties officeooo:rsid="00142464"/>
    </style:style>
    <style:style style:name="T8" style:family="text">
      <style:text-properties officeooo:rsid="0016a43b"/>
    </style:style>
    <style:style style:name="T9" style:family="text">
      <style:text-properties officeooo:rsid="00182ad8"/>
    </style:style>
    <style:style style:name="T10" style:family="text">
      <style:text-properties officeooo:rsid="001886c6"/>
    </style:style>
    <style:style style:name="T11" style:family="text">
      <style:text-properties officeooo:rsid="001a358f"/>
    </style:style>
    <style:style style:name="T12" style:family="text">
      <style:text-properties officeooo:rsid="001b6280"/>
    </style:style>
    <style:style style:name="T13" style:family="text">
      <style:text-properties style:font-name="Liberation Mono" fo:font-size="18pt" fo:font-style="italic" fo:font-weight="normal" officeooo:rsid="00190248" style:font-size-asian="15.75pt" style:font-style-asian="italic" style:font-weight-asian="normal" style:font-size-complex="18pt" style:font-style-complex="italic" style:font-weight-complex="normal"/>
    </style:style>
    <style:style style:name="T14" style:family="text">
      <style:text-properties style:font-name="Liberation Mono" fo:font-size="18pt" fo:font-style="italic" fo:font-weight="normal" style:font-size-asian="15.75pt" style:font-style-asian="italic" style:font-weight-asian="normal" style:font-size-complex="18pt" style:font-style-complex="italic" style:font-weight-complex="normal"/>
    </style:style>
    <style:style style:name="T15" style:family="text">
      <style:text-properties style:font-name="Liberation Mono" fo:font-size="18pt" fo:font-style="italic" fo:font-weight="normal" officeooo:rsid="001a358f" style:font-size-asian="15.75pt" style:font-style-asian="italic" style:font-weight-asian="normal" style:font-size-complex="18pt" style:font-style-complex="italic" style:font-weight-complex="normal"/>
    </style:style>
    <style:style style:name="T16" style:family="text">
      <style:text-properties style:font-name="Liberation Mono" fo:font-size="18pt" fo:font-style="italic" fo:font-weight="normal" officeooo:rsid="001ebf38" style:font-size-asian="15.75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Liberation Mono" fo:font-size="18pt" fo:font-style="italic" fo:font-weight="normal" officeooo:rsid="00228fa1" style:font-size-asian="15.75pt" style:font-style-asian="italic" style:font-weight-asian="normal" style:font-size-complex="18pt" style:font-style-complex="italic" style:font-weight-complex="normal"/>
    </style:style>
    <style:style style:name="T18" style:family="text">
      <style:text-properties style:font-name="Liberation Mono" fo:font-size="18pt" fo:font-style="italic" fo:font-weight="normal" officeooo:rsid="0028ba8a" style:font-size-asian="15.75pt" style:font-style-asian="italic" style:font-weight-asian="normal" style:font-size-complex="18pt" style:font-style-complex="italic" style:font-weight-complex="normal"/>
    </style:style>
    <style:style style:name="T19" style:family="text">
      <style:text-properties style:font-name="Liberation Mono" fo:font-size="18pt" fo:font-style="italic" fo:font-weight="normal" officeooo:rsid="002ab280" style:font-size-asian="15.75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Liberation Mono" fo:font-size="18pt" fo:font-style="italic" fo:font-weight="normal" officeooo:rsid="002b86fa" style:font-size-asian="15.75pt" style:font-style-asian="italic" style:font-weight-asian="normal" style:font-size-complex="18pt" style:font-style-complex="italic" style:font-weight-complex="normal"/>
    </style:style>
    <style:style style:name="T21" style:family="text">
      <style:text-properties style:font-name="Liberation Mono" fo:font-size="18pt" fo:font-style="italic" fo:font-weight="normal" officeooo:rsid="002ca70b" style:font-size-asian="15.75pt" style:font-style-asian="italic" style:font-weight-asian="normal" style:font-size-complex="18pt" style:font-style-complex="italic" style:font-weight-complex="normal"/>
    </style:style>
    <style:style style:name="T22" style:family="text">
      <style:text-properties style:font-name="Liberation Mono" fo:font-size="18pt" fo:font-style="italic" fo:font-weight="normal" officeooo:rsid="002e84d3" style:font-size-asian="15.75pt" style:font-style-asian="italic" style:font-weight-asian="normal" style:font-size-complex="18pt" style:font-style-complex="italic" style:font-weight-complex="normal"/>
    </style:style>
    <style:style style:name="T23" style:family="text">
      <style:text-properties style:font-name="Liberation Mono" fo:font-size="18pt" fo:font-style="italic" fo:font-weight="normal" officeooo:rsid="00067d55" style:font-size-asian="15.75pt" style:font-style-asian="italic" style:font-weight-asian="normal" style:font-size-complex="18pt" style:font-style-complex="italic" style:font-weight-complex="normal"/>
    </style:style>
    <style:style style:name="T24" style:family="text">
      <style:text-properties style:font-name="Liberation Mono" fo:font-size="18pt" fo:font-style="italic" fo:font-weight="normal" officeooo:rsid="0007de45" style:font-size-asian="15.75pt" style:font-style-asian="italic" style:font-weight-asian="normal" style:font-size-complex="18pt" style:font-style-complex="italic" style:font-weight-complex="normal"/>
    </style:style>
    <style:style style:name="T25" style:family="text">
      <style:text-properties style:font-name="Liberation Mono" fo:font-size="18pt" fo:font-style="italic" fo:font-weight="normal" officeooo:rsid="000db5f1" style:font-size-asian="15.75pt" style:font-style-asian="italic" style:font-weight-asian="normal" style:font-size-complex="18pt" style:font-style-complex="italic" style:font-weight-complex="normal"/>
    </style:style>
    <style:style style:name="T26" style:family="text">
      <style:text-properties officeooo:rsid="000db5f1"/>
    </style:style>
    <style:style style:name="T27" style:family="text">
      <style:text-properties officeooo:rsid="002e84d3"/>
    </style:style>
    <style:style style:name="T28" style:family="text">
      <style:text-properties officeooo:rsid="0044dfb0"/>
    </style:style>
    <style:style style:name="T29" style:family="text">
      <style:text-properties officeooo:rsid="003dbbdd"/>
    </style:style>
    <style:style style:name="T30" style:family="text">
      <style:text-properties officeooo:rsid="004ec240"/>
    </style:style>
    <style:style style:name="T31" style:family="text">
      <style:text-properties style:font-name="Liberation Mono" fo:font-size="18pt" fo:font-style="italic" fo:font-weight="normal" officeooo:rsid="004ec240" style:font-size-asian="15.75pt" style:font-style-asian="italic" style:font-weight-asian="normal" style:font-size-complex="18pt" style:font-style-complex="italic" style:font-weight-complex="normal"/>
    </style:style>
    <style:style style:name="T32" style:family="text">
      <style:text-properties officeooo:rsid="0045d69b"/>
    </style:style>
    <style:style style:name="T33" style:family="text">
      <style:text-properties style:font-name="Liberation Mono" fo:font-size="18pt" fo:font-style="italic" fo:font-weight="normal" officeooo:rsid="00343ab0" style:font-size-asian="15.75pt" style:font-style-asian="italic" style:font-weight-asian="normal" style:font-size-complex="18pt" style:font-style-complex="italic" style:font-weight-complex="normal"/>
    </style:style>
    <style:style style:name="T34" style:family="text">
      <style:text-properties officeooo:rsid="0037eff0"/>
    </style:style>
    <style:style style:name="T35" style:family="text">
      <style:text-properties officeooo:rsid="0039e10a"/>
    </style:style>
    <style:style style:name="T36" style:family="text">
      <style:text-properties officeooo:rsid="00483553"/>
    </style:style>
    <style:style style:name="T37" style:family="text">
      <style:text-properties officeooo:rsid="004a8936"/>
    </style:style>
    <style:style style:name="T38" style:family="text">
      <style:text-properties officeooo:rsid="004b2fca"/>
    </style:style>
    <style:style style:name="T39" style:family="text">
      <style:text-properties officeooo:rsid="003e6b89"/>
    </style:style>
    <style:style style:name="T40" style:family="text">
      <style:text-properties officeooo:rsid="003f20dc"/>
    </style:style>
    <style:style style:name="T41" style:family="text">
      <style:text-properties officeooo:rsid="0040a74b"/>
    </style:style>
    <style:style style:name="T42" style:family="text">
      <style:text-properties officeooo:rsid="00410da4"/>
    </style:style>
    <style:style style:name="T43" style:family="text">
      <style:text-properties officeooo:rsid="0042d6b7"/>
    </style:style>
    <style:style style:name="T44" style:family="text">
      <style:text-properties officeooo:rsid="0042fc96"/>
    </style:style>
    <style:style style:name="T45" style:family="text">
      <style:text-properties style:text-position="0% 100%" officeooo:rsid="00176ac2"/>
    </style:style>
    <style:style style:name="T46" style:family="text">
      <style:text-properties style:text-position="0% 100%" officeooo:rsid="0043fa5b"/>
    </style:style>
    <style:style style:name="T47" style:family="text">
      <style:text-properties style:text-position="0% 100%" style:font-name="Liberation Mono" officeooo:rsid="0043fa5b"/>
    </style:style>
    <style:style style:name="T48" style:family="text">
      <style:text-properties style:text-position="0% 100%" officeooo:rsid="0044dfb0"/>
    </style:style>
    <style:style style:name="T49" style:family="text">
      <style:text-properties style:text-position="0% 100%" style:font-name="Liberation Mono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text:style-name="L1">
        <text:list-item>
          <text:p text:style-name="P2">Computer is an electronic device developed by <text:span text:style-name="T1">Charles Babbage</text:span> near 19<text:span text:style-name="T2">th</text:span><text:span text:style-name="T3"> century.</text:span></text:p>
          <text:p text:style-name="P3"><text:s text:c="2"/></text:p>
          <text:p text:style-name="P3"><text:s text:c="2"/>It takes input data from input device, stores(not-always) and processes it and produce output.</text:p>
          <text:p text:style-name="P3"><text:s text:c="2"/></text:p>
          <text:p text:style-name="P3"><text:s text:c="2"/>It has 2 components:</text:p>
          <text:p text:style-name="P2">1.Hardware</text:p>
          <text:p text:style-name="P2">2.Software – applications and OS</text:p>
          <text:p text:style-name="P3"><text:s text:c="2"/></text:p>
          <text:p text:style-name="P3"><text:s text:c="2"/>Its main characteristics are speed, accuracy, storage, <text:span text:style-name="T4">diligence,</text:span> <text:span text:style-name="T4">versatility, automation.</text:span></text:p>
          <text:p text:style-name="P4"/>
          <text:p text:style-name="P5"><text:s text:c="2"/>The word “computer” is derived from latin word “computare” whose meaning is “to calculate/sum”.</text:p>
          <text:p text:style-name="P5"/>
          <text:p text:style-name="P5"><text:s text:c="2"/>“Common Operating Machine Purposely Used for Technological and Educational Research” is actually a backronym of computer.</text:p>
          <text:p text:style-name="P6"/>
        </text:list-item>
        <text:list-item>
          <text:p text:style-name="P7">Major memory types are Primary,Secondary and Cache.</text:p>
          <text:p text:style-name="P7">1.Primary(Main) consist of RAM and ROM.</text:p>
          <text:p text:style-name="P7">2.Secondary(Storage) whose famous examples are HDD, SDD, optical discs(CD/DVD), USB, etc.</text:p>
          <text:p text:style-name="P7">3.Cache is a small, fast memory that stores frequently used data and <text:soft-page-break/>instructions.Its divided into L1,L2 and L3 among which L1 is smallest and fastest.</text:p>
          <text:p text:style-name="P8"><text:s/></text:p>
        </text:list-item>
        <text:list-item>
          <text:p text:style-name="P9">Generations of Computer:</text:p>
          <text:p text:style-name="P9">1.First<text:span text:style-name="T3">(1940s-1950s) – Vaccum-Tube</text:span></text:p>
          <text:p text:style-name="P9">2.Second(1950s-1960s) - Transistor</text:p>
          <text:p text:style-name="P9">3.Third(1960s-1970s) – Integrated Circuits<text:span text:style-name="T5">(IC)</text:span></text:p>
          <text:p text:style-name="P9">4.Fourth(1970s-1980s) – <text:span text:style-name="T5">Large-Scale IC</text:span> </text:p>
          <text:p text:style-name="P9">5.Fifth(till present) – <text:span text:style-name="T5">Ultra-Scale IC &amp; AI</text:span></text:p>
        </text:list-item>
      </text:list>
      <text:p text:style-name="P10"/>
      <text:list text:continue-numbering="true" text:style-name="L1">
        <text:list-item>
          <text:p text:style-name="P11">RAM(Random-Access-Memory):</text:p>
          <text:p text:style-name="P11"><text:s text:c="2"/>It is present in motherboard and is a volatile memory that means it stores only data that is currently is in process and erases it after power supply cut.</text:p>
          <text:p text:style-name="P11"><text:s text:c="2"/>It is also known as read-write-memory and direct-access-memory.CPU can directly access data from RAM.</text:p>
          <text:p text:style-name="P11">1.SRAM(Static):</text:p>
          <text:p text:style-name="P11"><text:s text:c="2"/>- used for cache memory</text:p>
          <text:p text:style-name="P11"><text:s text:c="2"/>- data primarily remains in SRAM</text:p>
          <text:p text:style-name="P11">2.DRAM(Dynamic):</text:p>
          <text:p text:style-name="P11"><text:s text:c="2"/>- data transfers to it when refreshed frequently.</text:p>
        </text:list-item>
      </text:list>
      <text:p text:style-name="P12"/>
      <text:list text:continue-numbering="true" text:style-name="L1">
        <text:list-item>
          <text:p text:style-name="P13">ROM(Read-Only-Memory):</text:p>
          <text:p text:style-name="P13"><text:s text:c="2"/>It is non-volatile and is generally used for storing <text:span text:style-name="T6">firmware which includes BIOS</text:span>(Basic-I/O-System<text:span text:style-name="T6">)</text:span> and boot instructions.</text:p>
          <text:p text:style-name="P14"><text:soft-page-break/><text:s text:c="2"/>Generally it is not possible to make changes in ROM.</text:p>
          <text:p text:style-name="P15">1.Mask ROM – most basic type where data cannot be changed.</text:p>
          <text:p text:style-name="P15">2.Programmable ROM – can be programmed once by user using special devices.</text:p>
          <text:p text:style-name="P15">3.Erasable PROM – erasable by UV lights.</text:p>
          <text:p text:style-name="P16">4.Electrically EPROM – erasable by electrical signals.</text:p>
        </text:list-item>
      </text:list>
      <text:p text:style-name="P17"/>
      <text:list text:continue-numbering="true" text:style-name="L1">
        <text:list-item>
          <text:p text:style-name="P16">Flash memory – It is a type of EEPROM allowing faster and flexible changes, commonly used in modern storage devices like SSDs and USBs.</text:p>
        </text:list-item>
      </text:list>
      <text:p text:style-name="P17"/>
      <text:list text:continue-numbering="true" text:style-name="L1">
        <text:list-item>
          <text:p text:style-name="P16">Digital System</text:p>
          <text:p text:style-name="P16"><text:s text:c="2"/>It uses logic circuits and is highly flexible with power consumption being low.</text:p>
          <text:p text:style-name="P16"><text:s text:c="2"/>It is costlier but provides high quality data transmission.</text:p>
          <text:p text:style-name="P16"><text:s text:c="2"/>It uses binary language <text:span text:style-name="T7">whose unit is bit</text:span> i.e.,0(low volt) &amp; 1(high volt).</text:p>
          <text:p text:style-name="P18"><text:s text:c="2"/>Data input is not continuous.</text:p>
        </text:list-item>
        <text:list-item>
          <text:p text:style-name="P19">Byte – octate of bits</text:p>
          <text:p text:style-name="P19"/>
        </text:list-item>
        <text:list-item>
          <text:p text:style-name="P16">Analog System</text:p>
          <text:p text:style-name="P16"><text:s text:c="2"/>It uses electrical circuits and is cheaper but has high power consumption with low data transmission quality and less flexibility.</text:p>
          <text:p text:style-name="P20"><text:s text:c="2"/>Its data input is in continuous form and output is shown generally via graphs.</text:p>
        </text:list-item>
      </text:list>
      <text:p text:style-name="P17"/>
      <text:list text:continue-numbering="true" text:style-name="L1">
        <text:list-item>
          <text:p text:style-name="P19"><text:soft-page-break/>Logic Levels &amp; Pulse Wave Forms:</text:p>
          <text:p text:style-name="P19"><text:s text:c="2"/>If high voltage represents 1(binary) and low represents 0(binary) then it is Positive logic system otherwise it is negative.</text:p>
          <text:p text:style-name="P19"><text:s text:c="2"/>Digital circuits are designed to respond to range of input values and circuit gives same response regardless of exact value.</text:p>
          <text:p text:style-name="P21"><text:s text:c="2"/>Pulse is generated via drastic changes in voltage values such as low voltage to high voltage and vice-versa.</text:p>
          <text:p text:style-name="P22"><text:s text:c="2"/>low to high is postive pulse and high to low is negative.</text:p>
          <text:p text:style-name="P21"><text:s text:c="2"/>Digital waveforms are made up of series of pulses.</text:p>
        </text:list-item>
      </text:list>
      <text:p text:style-name="P23"/>
      <text:list text:continue-numbering="true" text:style-name="L1">
        <text:list-item>
          <text:p text:style-name="P24">Computer type based on Mechanism:</text:p>
          <text:p text:style-name="P24">1.Analog – uses analog system</text:p>
          <text:p text:style-name="P24">2.Digital – uses digital system</text:p>
          <text:p text:style-name="P24">3.Hybrid – used both</text:p>
        </text:list-item>
      </text:list>
      <text:p text:style-name="P25"/>
      <text:list text:continue-numbering="true" text:style-name="L1">
        <text:list-item>
          <text:p text:style-name="P24">Computer type based on Purpose:</text:p>
          <text:p text:style-name="P24">1.Special – designed for specific tasks, although not flexible but can work efficiently.</text:p>
          <text:p text:style-name="P24">2.General – It is flexible but less efficient than Special purpose computer.</text:p>
        </text:list-item>
      </text:list>
      <text:p text:style-name="P25"/>
      <text:list text:continue-numbering="true" text:style-name="L1">
        <text:list-item>
          <text:p text:style-name="P24">Computer type based on Size:</text:p>
          <text:p text:style-name="P24">1.<text:span text:style-name="T8">Super – not portable and is very expensive but very fast(runs at 10 million instructions per second.Ex.Cray and CDC Cyber.</text:span><text:span text:style-name="T9">It is used for complex calculations.</text:span></text:p>
          <text:p text:style-name="P26"><text:soft-page-break/>2.Mainframe – same as super computer except for its use that is massive data handling.</text:p>
          <text:p text:style-name="P26">3.<text:span text:style-name="T10">Mini – general use computer more powerful than micro but less powerful than micro.</text:span><text:span text:style-name="T11">ex.mid-range servers &amp; </text:span><text:span text:style-name="T12">high-performance </text:span><text:span text:style-name="T11">computing cluster</text:span></text:p>
          <text:p text:style-name="P27">4.Micro</text:p>
        </text:list-item>
      </text:list>
      <text:p text:style-name="P28"><text:span text:style-name="T13"/></text:p>
      <text:list text:continue-numbering="true" text:style-name="L1">
        <text:list-item>
          <text:p text:style-name="P29"><text:span text:style-name="T13">M</text:span><text:span text:style-name="T14">icro - </text:span><text:span text:style-name="T13">cheaper than mini </text:span><text:span text:style-name="T15">but </text:span><text:span text:style-name="T13">less storage capacity than mini.</text:span></text:p>
          <text:p text:style-name="P29"><text:span text:style-name="T13">1.</text:span><text:span text:style-name="T14">Desktop – more hardware flexibility compared to laptop and a bit more powerful but portability might be a bit less than that of laptop and palmtop.</text:span></text:p>
          <text:p text:style-name="P30">2.Laptop – highly portable.</text:p>
          <text:p text:style-name="P29"><text:span text:style-name="T14">3.Palmtop – very small size but provides limited functions due to this.</text:span><text:span text:style-name="T16">Some of the functions were phonebook, calender, to-do-list and some basic calculations.</text:span></text:p>
        </text:list-item>
      </text:list>
      <text:p text:style-name="P31"><text:span text:style-name="T16"/></text:p>
      <text:list text:continue-numbering="true" text:style-name="L1">
        <text:list-item>
          <text:p text:style-name="P32">Workstation - It is a single user computer with powerful processor, high quality monitor and large storage as compared to micro and is generally used for developing softwares/complex designs/animations.</text:p>
        </text:list-item>
      </text:list>
      <text:p text:style-name="P33"><text:span text:style-name="T14"/></text:p>
      <text:list text:continue-numbering="true" text:style-name="L1">
        <text:list-item>
          <text:p text:style-name="P34">ECC(error correcting code) – can detect and fix memory errors before it affects system performance.</text:p>
        </text:list-item>
      </text:list>
      <text:p text:style-name="P35"><text:span text:style-name="T14"/></text:p>
      <text:list text:continue-numbering="true" text:style-name="L1">
        <text:list-item>
          <text:p text:style-name="P34"><text:soft-page-break/>RAID(redundant array of independent disks) - organises multiple hard drives to act as a single storage unit.</text:p>
        </text:list-item>
      </text:list>
      <text:p text:style-name="P35"><text:span text:style-name="T14"/></text:p>
      <text:list text:continue-numbering="true" text:style-name="L1">
        <text:list-item>
          <text:p text:style-name="P34">SSD </text:p>
          <text:p text:style-name="P34">– uses integrated circuits to store data</text:p>
          <text:p text:style-name="P34">- faster due to lack of moving parts</text:p>
          <text:p text:style-name="P34">- more resistant to shocks and consumes less power.</text:p>
        </text:list-item>
        <text:list-item>
          <text:p text:style-name="P34">HDD</text:p>
          <text:p text:style-name="P34">- uses spinning disks and moving read/write heads.</text:p>
          <text:p text:style-name="P34">- slower than SDD, less shock resistant &amp; more power consumption.</text:p>
        </text:list-item>
      </text:list>
      <text:p text:style-name="P35"><text:span text:style-name="T14"/></text:p>
      <text:list text:continue-numbering="true" text:style-name="L1">
        <text:list-item>
          <text:p text:style-name="P36">Operating System:</text:p>
          <text:p text:style-name="P36"><text:s text:c="2"/>It is a software that manages computer`s all resources and acts as intermediary b/w user &amp; computer hardware.</text:p>
          <text:p text:style-name="P37"><text:s text:c="2"/>Its advantages are UI(user interface), Resource management ensuring no conflicts(both hardware and software), multitasking.</text:p>
          <text:p text:style-name="P38"><text:span text:style-name="T14"><text:s text:c="2"/></text:span><text:span text:style-name="T17">If OS is corrupt then whole system won`t work.</text:span></text:p>
          <text:p text:style-name="P38"><text:span text:style-name="T17"/></text:p>
        </text:list-item>
        <text:list-item>
          <text:p text:style-name="P39">DOS(Disk Operating System): </text:p>
          <text:p text:style-name="P39"><text:s text:c="2"/>MSDOS is the most widely installed version of it.</text:p>
          <text:p text:style-name="P39"><text:s text:c="2"/>DOS was developed by Sam Paterson at seattle computer products, initially named QDOS then 86-DOS.</text:p>
          <text:p text:style-name="P40"><text:soft-page-break/><text:span text:style-name="T14"><text:s text:c="2"/></text:span><text:span text:style-name="T18">It only provides CLI(command line interface).</text:span></text:p>
        </text:list-item>
      </text:list>
      <text:p text:style-name="P41"><text:span text:style-name="T18"/></text:p>
      <text:list text:continue-numbering="true" text:style-name="L1">
        <text:list-item>
          <text:p text:style-name="P42">Internal Commands DOS</text:p>
          <text:p text:style-name="P42"><text:s text:c="2"/>commands that are loaded into memory upon startup of OS.</text:p>
          <text:p text:style-name="P42"><text:s text:c="2"/>Some of which are:</text:p>
          <text:p text:style-name="P42">1.MKDIR/MD – create directory</text:p>
          <text:p text:style-name="P42">2.DIR – lists all files in directory</text:p>
          <text:p text:style-name="P42">3.COPY CON – create a file in directory</text:p>
          <text:p text:style-name="P42">4.ERASE/DEL – delete a file</text:p>
          <text:p text:style-name="P42">5.DATE – shows system date</text:p>
        </text:list-item>
      </text:list>
      <text:p text:style-name="P41"><text:span text:style-name="T14"/></text:p>
      <text:list text:continue-numbering="true" text:style-name="L1">
        <text:list-item>
          <text:p text:style-name="P42">External Commands DOS</text:p>
          <text:p text:style-name="P42"><text:s text:c="2"/>commands that are not loaded into memory upon OS startup but are loaded when you run that command.</text:p>
          <text:p text:style-name="P42"><text:s text:c="2"/>Some of which are:</text:p>
          <text:p text:style-name="P43"><text:span text:style-name="T14">1.</text:span><text:span text:style-name="T19">MORE – see contents of file</text:span></text:p>
          <text:p text:style-name="P44">2.MEM – display free &amp; used memory</text:p>
          <text:p text:style-name="P44">3.SYS – copy a file to disk</text:p>
          <text:p text:style-name="P44">4.X COPY – change location of a directory</text:p>
          <text:p text:style-name="P44">5.MOVE – change file location</text:p>
        </text:list-item>
      </text:list>
      <text:p text:style-name="P45"><text:span text:style-name="T14"/></text:p>
      <text:list text:continue-numbering="true" text:style-name="L1">
        <text:list-item>
          <text:p text:style-name="P44">Windows OS</text:p>
          <text:p text:style-name="P44"><text:s text:c="2"/>It is a GUI based OS developed by microsoft corporation company in 1985.</text:p>
          <text:p text:style-name="P46"><text:s text:c="2"/>Initially it was single user OS but after Windows-98 it turned into multitasking multiuser OS.</text:p>
          <text:p text:style-name="P47"><text:s text:c="2"/>Windows 1, 2, 3, 95, 98, 2000, ME, XP, 7, VISTA, 8, 10, 11, 12.</text:p>
          <text:p text:style-name="P48"><text:span text:style-name="T20"/></text:p>
        </text:list-item>
        <text:list-item>
          <text:p text:style-name="P47"><text:soft-page-break/>LINUX(from UNIX)</text:p>
          <text:p text:style-name="P47"><text:s text:c="2"/>It was developed by Linus Torvalds in 1991.</text:p>
          <text:p text:style-name="P47"><text:s text:c="2"/>It is open source and free.</text:p>
          <text:p text:style-name="P47"><text:s text:c="2"/>It is very flexible and customizable.</text:p>
          <text:p text:style-name="P47"><text:s text:c="2"/>It is multitasking &amp; multiuser OS.</text:p>
          <text:p text:style-name="P49"><text:span text:style-name="T20"><text:s text:c="2"/>It </text:span><text:span text:style-name="T21">provides network information service.</text:span></text:p>
          <text:p text:style-name="P50"><text:s text:c="2"/>It provide virtual memory service.</text:p>
        </text:list-item>
      </text:list>
      <text:p text:style-name="P51">----------------------------------------------</text:p>
      <text:list text:continue-numbering="true" text:style-name="L1">
        <text:list-header>
          <text:p text:style-name="P52">COMPUTER`S MAJOR COMPONENTS</text:p>
        </text:list-header>
        <text:list-item>
          <text:p text:style-name="P53">CPU:</text:p>
          <text:p text:style-name="P53"><text:s text:c="2"/>It is considered brain, does all the tasks and controls all parts.</text:p>
          <text:p text:style-name="P54"><text:span text:style-name="T22"><text:s text:c="2"/>It</text:span><text:span text:style-name="T23"> </text:span><text:span text:style-name="T24">mainly </text:span><text:span text:style-name="T23">consists of:</text:span></text:p>
          <text:p text:style-name="P55"><text:span text:style-name="T14">1.ALU(</text:span><text:span text:style-name="T25">A</text:span><text:span text:style-name="T14">rithmetic-</text:span><text:span text:style-name="T25">L</text:span><text:span text:style-name="T14">ogic-</text:span><text:span text:style-name="T25">U</text:span><text:span text:style-name="T14">nit) – it is the computational engine of CPU used for arithmetic and logical operations.</text:span></text:p>
          <text:p text:style-name="P56">2.CU(<text:span text:style-name="T26">C</text:span>ontrol-<text:span text:style-name="T26">U</text:span>nit) – it is the brain of CPU, directing and coordinating operations of other components.</text:p>
          <text:p text:style-name="P53">3.Registers – small high-speed storage locations that hold active data.</text:p>
        </text:list-item>
      </text:list>
      <text:p text:style-name="P57"><text:span text:style-name="T22"/></text:p>
      <text:list text:continue-numbering="true" text:style-name="L1">
        <text:list-item>
          <text:p text:style-name="P58"><text:span text:style-name="T27">M</text:span>onitor/<text:span text:style-name="T28">VDU(visual display unit)</text:span>:</text:p>
          <text:p text:style-name="P58"><text:s text:c="2"/>It <text:span text:style-name="T29">provides output in visual form &amp; graphics card is required for it.</text:span></text:p>
          <text:p text:style-name="P58"><text:s text:c="2"/>In Desktop computers, it is connected to CPU via HDMI or VGA.</text:p>
          <text:p text:style-name="P58"><text:s text:c="2"/>Types of Displays:</text:p>
          <text:p text:style-name="P58">1.CRT(cathode-ray-tube) – could only display simple text &amp; basic graphics.</text:p>
          <text:p text:style-name="P59">2.LCD(liquid-crystal-display) – <text:span text:style-name="T30">it requires less space &amp; power but is costly.</text:span></text:p>
          <text:p text:style-name="P59"><text:soft-page-break/>3.LED(light-emitting-diode) – essentially LCD but with LED backlighting.</text:p>
          <text:p text:style-name="P59">4.OLED(organic-light-emitting-diode) – self illuminating pixels.</text:p>
          <text:p text:style-name="P60">5.Plasma</text:p>
        </text:list-item>
      </text:list>
      <text:p text:style-name="P61"/>
      <text:list text:continue-numbering="true" text:style-name="L1">
        <text:list-header>
          <text:p text:style-name="P62"><text:span text:style-name="T31">R</text:span><text:span text:style-name="T14">esponse time, Image quality, Contrast ratio, resolution.This increases from 1 to 5.</text:span></text:p>
        </text:list-header>
      </text:list>
      <text:p text:style-name="P63"/>
      <text:list text:continue-numbering="true" text:style-name="L1">
        <text:list-header>
          <text:p text:style-name="P59"><text:s text:c="2"/>LCDs manipulate light to form images via liquid crystals b/w 2 layers of glass and illuminating screen by backlight which is either fluorescent or LED.</text:p>
        </text:list-header>
      </text:list>
      <text:p text:style-name="P63"/>
      <text:list text:continue-numbering="true" text:style-name="L1">
        <text:list-header>
          <text:p text:style-name="P59"><text:s text:c="2"/><text:span text:style-name="T32">Plasma display uses cells filled with noble gases which are induced to produce UV light by elctricity which illuminates phosphors.Thus, showing images.</text:span></text:p>
          <text:p text:style-name="P59"><text:s/></text:p>
          <text:p text:style-name="P59"><text:s text:c="2"/><text:span text:style-name="T32">Pixel consists of 3 color points RGB(red, green &amp; blue).</text:span></text:p>
          <text:p text:style-name="P59"><text:s text:c="2"/><text:span text:style-name="T32">Phosphors are materials that emit light when struck by electrons.</text:span></text:p>
          <text:p text:style-name="P59"/>
          <text:p text:style-name="P59"><text:s text:c="2"/>Monochrome display – black &amp; white</text:p>
          <text:p text:style-name="P59"><text:s text:c="2"/>Color display – made up of red, green and blue pixels &amp; is also known as RGB display.</text:p>
        </text:list-header>
      </text:list>
      <text:p text:style-name="P63"/>
      <text:list text:continue-numbering="true" text:style-name="L1">
        <text:list-header>
          <text:p text:style-name="P64"><text:s text:c="2"/>Resolution – number of pixels in a screen.</text:p>
        </text:list-header>
      </text:list>
      <text:p text:style-name="P65"/>
      <text:list text:continue-numbering="true" text:style-name="L1">
        <text:list-header>
          <text:p text:style-name="P64"><text:soft-page-break/><text:s text:c="2"/>Touchscreen is a layer on top of display that senses touch input.</text:p>
          <text:p text:style-name="P66"><text:span text:style-name="T33"/></text:p>
        </text:list-header>
        <text:list-item>
          <text:p text:style-name="P67">Keyboard:</text:p>
          <text:p text:style-name="P67"><text:s text:c="2"/>It is a text based input device.</text:p>
          <text:p text:style-name="P67"><text:s text:c="2"/>It consists of a set of keys mounted.</text:p>
          <text:p text:style-name="P67">1.Function keys – 12 in total<text:span text:style-name="T34">(F1-F12)</text:span></text:p>
          <text:p text:style-name="P67">2.Alphanumeric keys – alphabet &amp; numbers with some special characters<text:span text:style-name="T34">(@,%,&amp;,(,},:)</text:span>.</text:p>
          <text:p text:style-name="P67">3.Special keys – designated function such as enter,ctrl,alt,del,esc etc..</text:p>
          <text:p text:style-name="P67">4.Numeric keys – numbers and math operators.</text:p>
          <text:p text:style-name="P67">5.<text:span text:style-name="T34">Navigation</text:span> keys – 4 in total</text:p>
          <text:p text:style-name="P68">6.Multimedia keys – available in integrated form with other keys.It might not be available in all keyboards.</text:p>
        </text:list-item>
      </text:list>
      <text:p text:style-name="P69"/>
      <text:list text:continue-numbering="true" text:style-name="L1">
        <text:list-item>
          <text:p text:style-name="P68">Mouse:</text:p>
          <text:p text:style-name="P68"><text:s text:c="2"/>It is needed for OS and applications with GUI.</text:p>
          <text:p text:style-name="P70"><text:s text:c="2"/></text:p>
          <text:p text:style-name="P70"><text:s text:c="2"/>It can perform following actions:</text:p>
          <text:p text:style-name="P68">1.left click – to select</text:p>
          <text:p text:style-name="P68">2.double left click – to run or start program/application.</text:p>
          <text:p text:style-name="P68">3.right click – <text:span text:style-name="T35">to display set of commands.</text:span></text:p>
          <text:p text:style-name="P71">4.drag &amp; drop by left side – to move a file/folder or an application.</text:p>
          <text:p text:style-name="P71"><text:s text:c="2"/></text:p>
          <text:p text:style-name="P71"><text:s text:c="2"/>Some of its types are:</text:p>
          <text:p text:style-name="P71">1.Trackball</text:p>
          <text:p text:style-name="P71"><text:soft-page-break/>2.Mechanical</text:p>
          <text:p text:style-name="P71">3.Optical</text:p>
          <text:p text:style-name="P71"><text:s text:c="2"/>The above all can be wired or wireless.</text:p>
        </text:list-item>
      </text:list>
      <text:p text:style-name="P72"/>
      <text:list text:continue-numbering="true" text:style-name="L1">
        <text:list-item>
          <text:p text:style-name="P71">Printer:</text:p>
          <text:p text:style-name="P71"><text:s text:c="2"/>It is an output device used to produce hard copy of data on paper.</text:p>
          <text:p text:style-name="P60">1.Impact</text:p>
          <text:p text:style-name="P60">2.Non-Impact</text:p>
        </text:list-item>
      </text:list>
      <text:p text:style-name="P61"/>
      <text:list text:continue-numbering="true" text:style-name="L1">
        <text:list-item>
          <text:p text:style-name="P73">Impact Printer:</text:p>
          <text:p text:style-name="P73"><text:s text:c="2"/>It is very noisy but has extremely low consumable cost <text:span text:style-name="T30">&amp; is useful for bulk printing.</text:span></text:p>
          <text:p text:style-name="P73"><text:s text:c="2"/>Characters are printed on ribbon then smashed on paper.</text:p>
          <text:p text:style-name="P73"><text:s text:c="2"/>Some of its types are:</text:p>
          <text:p text:style-name="P73">1.Dot Matrix – characters formed by dots.</text:p>
          <text:p text:style-name="P73">2.Daisy Wheel – uses rotating wheel to print characters.</text:p>
          <text:p text:style-name="P73">3.Line – prints line instead of characters.</text:p>
          <text:p text:style-name="P73">4.Chain/<text:span text:style-name="T36">Drum</text:span> – <text:span text:style-name="T36">It is type of line printer &amp; uses rotating chain/drum to print characters.</text:span> </text:p>
        </text:list-item>
      </text:list>
      <text:p text:style-name="P61"/>
      <text:list text:continue-numbering="true" text:style-name="L1">
        <text:list-item>
          <text:p text:style-name="P74">Non-Impact Printer:</text:p>
          <text:p text:style-name="P74"><text:s text:c="2"/>It does not use ribbon, is not noisy &amp; provides superior quality print.</text:p>
          <text:p text:style-name="P74"><text:s text:c="2"/>It is also much faster.</text:p>
          <text:p text:style-name="P74"><text:s text:c="2"/>Some of its types are:</text:p>
          <text:p text:style-name="P74">1.Inkjet – spray tiny droplets of ink to form characters or images.</text:p>
          <text:p text:style-name="P74"><text:soft-page-break/>2.Laser – use laser beam &amp; toner(dry ink) to create image.</text:p>
          <text:p text:style-name="P74">3.Thermal – use heat to transfer image onto heat-sensitive paper.</text:p>
          <text:p text:style-name="P74">4.Dye-Sublimation – use heat to transfer dyes onto paper.</text:p>
          <text:p text:style-name="P74">5.LED – <text:span text:style-name="T37">use array of LEDs to create image on photoconductor drum.</text:span></text:p>
        </text:list-item>
      </text:list>
      <text:p text:style-name="P75"/>
      <text:list text:continue-numbering="true" text:style-name="L1">
        <text:list-item>
          <text:p text:style-name="P76">Plotter:</text:p>
          <text:p text:style-name="P76"><text:s text:c="2"/>It produces hard copies of graphical output like drawing, maps &amp; schematics using pens, pencils or other drawing tools.</text:p>
          <text:p text:style-name="P76"><text:s text:c="2"/><text:span text:style-name="T38">It has high precision but high cost, slow speed &amp; larger size. </text:span></text:p>
          <text:p text:style-name="P76"><text:s text:c="2"/>Its types are:</text:p>
          <text:p text:style-name="P76">1.Pen – <text:span text:style-name="T38">uses 1 or more pens</text:span></text:p>
          <text:p text:style-name="P77">2.Flatbed – type of pen plotter in which paper is placed flat on bed &amp; pens move across it.</text:p>
          <text:p text:style-name="P77">3.Drum – type of apen plotter in which paper is wrapped around drum &amp; pens move along drum axis.</text:p>
          <text:p text:style-name="P77">4.Inkjet – use inkjet technology.</text:p>
          <text:p text:style-name="P77">5.Cutting – used to cut designs out of material like vinyl or paper.</text:p>
          <text:p text:style-name="P77"><text:s/></text:p>
        </text:list-item>
        <text:list-item>
          <text:p text:style-name="P60">Speaker:</text:p>
          <text:p text:style-name="P60"><text:s text:c="2"/>It gives output in form of audio.</text:p>
          <text:p text:style-name="P60"><text:s text:c="2"/><text:span text:style-name="T29">Sound card is necessary.</text:span></text:p>
        </text:list-item>
      </text:list>
      <text:p text:style-name="P61"/>
      <text:list text:continue-numbering="true" text:style-name="L1">
        <text:list-item>
          <text:p text:style-name="P78">Scanner:</text:p>
          <text:p text:style-name="P78"><text:soft-page-break/><text:s text:c="2"/>It inputs data from hard copy to digital form.</text:p>
          <text:p text:style-name="P78"><text:s text:c="2"/>Its types are:</text:p>
          <text:p text:style-name="P78">1.Flatbed – flat glass surface as scanning area.</text:p>
          <text:p text:style-name="P78">2.Handheld – small but less accurate</text:p>
          <text:p text:style-name="P78">3.Sheetfed – <text:span text:style-name="T39">for large amount</text:span></text:p>
          <text:p text:style-name="P79">4.Drum – detailed miniature info and accurate</text:p>
          <text:p text:style-name="P79">5.Photo – high resolution</text:p>
        </text:list-item>
      </text:list>
      <text:p text:style-name="P80"/>
      <text:list xml:id="list221725475927915" text:continue-numbering="true" text:style-name="L1">
        <text:list-item>
          <text:p text:style-name="P81">Light Pen:</text:p>
          <text:p text:style-name="P81"><text:s text:c="2"/>It is a input device used to select or draw something on screen.</text:p>
          <text:p text:style-name="P81"><text:s text:c="2"/>It was generally used earlier with CRT monitors but now it is rarely used and is mostly found in use for educational purposes, medical imaging &amp; some industrial control systems.</text:p>
          <text:p text:style-name="P81"/>
        </text:list-item>
        <text:list-item>
          <text:p text:style-name="P81">Joystick:</text:p>
          <text:p text:style-name="P82"><text:s text:c="2"/><text:span text:style-name="T40">It is a input device used to navigate across the screen.</text:span></text:p>
          <text:p text:style-name="P82"><text:s text:c="2"/><text:span text:style-name="T40">Its types are:</text:span></text:p>
          <text:p text:style-name="P83">1.Analog – any direction possible</text:p>
          <text:p text:style-name="P83">2.Digital – fixed directions</text:p>
          <text:p text:style-name="P84">3.Flight – for flight simulation games</text:p>
          <text:p text:style-name="P85">4.Paddle – limited movement often sliding or rotating</text:p>
          <text:p text:style-name="P85">5.Handheld – small joystick on portable controllers/devices</text:p>
          <text:p text:style-name="P86">6.Industrial – strong joystick for controlling machines.</text:p>
          <text:p text:style-name="P87"><text:soft-page-break/></text:p>
        </text:list-item>
        <text:list-item>
          <text:p text:style-name="P88"><text:span text:style-name="T41">Voice Input Syste</text:span><text:span text:style-name="T42">m:</text:span></text:p>
          <text:p text:style-name="P88"><text:s text:c="2"/><text:span text:style-name="T42">It is a way of inputting data through voice.</text:span></text:p>
          <text:p text:style-name="P88"><text:s text:c="2"/><text:span text:style-name="T42">It uses speech recognition to covert spoken words into digital data.</text:span></text:p>
        </text:list-item>
      </text:list>
      <text:p text:style-name="P89">----------------------------------------------</text:p>
      <text:p text:style-name="P89"/>
      <text:p text:style-name="P89"/>
      <text:list text:style-name="L2">
        <text:list-item>
          <text:p text:style-name="P90">Modem:</text:p>
          <text:p text:style-name="P90"><text:s text:c="2"/>It connects your device or home network to internet.</text:p>
          <text:p text:style-name="P90"><text:s text:c="2"/>This word is made up from Modulater &amp; demodulator.</text:p>
          <text:p text:style-name="P90"><text:s text:c="2"/>Modulator converts digital signals to analog signals while demodulator does exact reverse process of this.</text:p>
          <text:p text:style-name="P90"><text:s text:c="2"/>Modem is not needed in case you have ethernet cable from ISP.<text:span text:style-name="T43">In cases excluding this, you need modem whether it is separate or integrated with router.</text:span></text:p>
        </text:list-item>
      </text:list>
      <text:p text:style-name="P91"/>
      <text:list xml:id="list221725243987489" text:continue-numbering="true" text:style-name="L2">
        <text:list-item>
          <text:p text:style-name="P92">Router:</text:p>
          <text:p text:style-name="P92"><text:s text:c="2"/><text:span text:style-name="T44">It connects multiple networks.</text:span></text:p>
          <text:p text:style-name="P92"><text:s text:c="2"/><text:span text:style-name="T44">It distributes internet to nodes &amp; acts as traffic controller.</text:span></text:p>
        </text:list-item>
      </text:list>
      <text:p text:style-name="P93"><text:s text:c="5"/><text:span text:style-name="T44">It uses IP address as node specification.</text:span></text:p>
      <text:p text:style-name="P93"/>
      <text:list text:style-name="L3">
        <text:list-item>
          <text:p text:style-name="P94">NIC(Network Intereface Card):</text:p>
          <text:p text:style-name="P94"><text:s text:c="2"/><text:span text:style-name="T45">It </text:span><text:span text:style-name="T3">is</text:span><text:span text:style-name="T45"> a hardware componenet that allows a device to connect to a network.It can be integrated or can be installed later on </text:span><text:soft-page-break/><text:span text:style-name="T45">i.e. PCI expansion card.It also comes in form of USB.</text:span></text:p>
          <text:p text:style-name="P94"><text:span text:style-name="T45"><text:s text:c="2"/></text:span><text:span text:style-name="T3">In case of integrated NICs,</text:span><text:span text:style-name="T46"> </text:span><text:span text:style-name="T3">you need a network cable(RJ 45).</text:span></text:p>
          <text:p text:style-name="P94"><text:span text:style-name="T3"><text:s text:c="2"/></text:span><text:span text:style-name="T46">In case of external NICs, data is less secure.</text:span></text:p>
        </text:list-item>
      </text:list>
      <text:p text:style-name="P95"><text:span text:style-name="T47"/></text:p>
      <text:list text:continue-numbering="true" text:style-name="L3">
        <text:list-item>
          <text:p text:style-name="P96">Hub:</text:p>
          <text:p text:style-name="P96"><text:s text:c="2"/>Its function is same as switch but is less intelligent than switch.</text:p>
          <text:p text:style-name="P96"><text:s text:c="2"/>It broadcasts data.</text:p>
          <text:p text:style-name="P96"><text:s text:c="2"/>It is cheaper &amp; less complicated to setup.</text:p>
          <text:p text:style-name="P96"><text:s text:c="2"/>In case 1 node fails, whole network will be disabled.</text:p>
          <text:p text:style-name="P97"><text:span text:style-name="T3"><text:s text:c="2"/>Its data transmission mode is half-duplex </text:span><text:span text:style-name="T48">which means it cannot send &amp; receive data simultaneously.</text:span></text:p>
        </text:list-item>
      </text:list>
      <text:p text:style-name="P98"><text:span text:style-name="T49"/></text:p>
      <text:list text:continue-numbering="true" text:style-name="L3">
        <text:list-item>
          <text:p text:style-name="P96">Switch:</text:p>
          <text:p text:style-name="P96"><text:s text:c="2"/>Its function is to connect devices in a LAN.</text:p>
          <text:p text:style-name="P96"><text:s text:c="2"/>It uses MAC address as node specification.</text:p>
          <text:p text:style-name="P97"><text:span text:style-name="T3"><text:s text:c="2"/>It </text:span><text:span text:style-name="T48">uni</text:span><text:span text:style-name="T3">cast</text:span><text:span text:style-name="T48">s</text:span><text:span text:style-name="T3"> or multicasts data.</text:span></text:p>
          <text:p text:style-name="P96"><text:s text:c="2"/>It is expensive &amp; more complicated to setup than Hub.</text:p>
          <text:p text:style-name="P97"><text:span text:style-name="T3"><text:s text:c="2"/></text:span><text:span text:style-name="T48">Failure in 1 node will have no impact on whole network.</text:span></text:p>
          <text:p text:style-name="P99"><text:s text:c="2"/>Its data transmission mode is full duplex which means it can receive &amp; send data simultaneously.</text:p>
        </text:list-item>
      </text:list>
      <text:list text:continue-list="list221725243987489" text:style-name="L2">
        <text:list-header>
          <text:p text:style-name="P92"/>
        </text:list-header>
      </text:list>
      <text:list text:continue-list="list221725475927915" text:style-name="L1">
        <text:list-header>
          <text:p text:style-name="P88"><text:soft-page-break/></text:p>
          <text:p text:style-name="P88"><text:s/></text:p>
          <text:p text:style-name="P78"/>
          <text:p text:style-name="P71"/>
        </text:list-header>
      </text:list>
      <text:p text:style-name="P100"/>
      <text:list text:continue-numbering="true" text:style-name="L1">
        <text:list-header>
          <text:p text:style-name="P58"/>
        </text:list-header>
      </text:list>
      <text:p text:style-name="P100"/>
      <text:list text:continue-numbering="true" text:style-name="L1">
        <text:list-header>
          <text:p text:style-name="P101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7:03:29.259769494</meta:creation-date>
    <dc:date>2025-08-19T22:17:23.774521661</dc:date>
    <meta:editing-duration>PT1H47M6S</meta:editing-duration>
    <meta:editing-cycles>25</meta:editing-cycles>
    <meta:generator>LibreOffice/24.8.7.2$Linux_X86_64 LibreOffice_project/480$Build-2</meta:generator>
    <meta:document-statistic meta:table-count="0" meta:image-count="0" meta:object-count="0" meta:page-count="16" meta:paragraph-count="266" meta:word-count="2273" meta:character-count="13327" meta:non-whitespace-character-count="11250"/>
  </office:meta>
</office:document-meta>
</file>